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olution_20_User_20_Box">
      <style:graphic-properties draw:fill="solid" draw:fill-color="#729fcf" draw:textarea-vertical-align="middle" fo:min-height="0.992cm" fo:min-width="6.247cm" style:writing-mode="lr-tb" loext:decorative="false"/>
      <style:paragraph-properties style:writing-mode="lr-tb"/>
    </style:style>
    <style:style style:name="gr2" style:family="graphic" style:parent-style-name="Solution_20_User_20_Box" style:list-style-name="L2">
      <style:graphic-properties draw:fill="solid" draw:fill-color="#ffffff" fo:min-height="2.231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Solution_20_User_20_Box">
      <style:graphic-properties draw:fill="solid" draw:fill-color="#77bc65" draw:textarea-vertical-align="middle" fo:min-height="0.992cm" fo:min-width="6.247cm" style:writing-mode="lr-tb" loext:decorative="false"/>
      <style:paragraph-properties style:writing-mode="lr-tb"/>
    </style:style>
    <style:style style:name="gr5" style:family="graphic" style:parent-style-name="Solution_20_User_20_Box" style:list-style-name="L2">
      <style:graphic-properties draw:fill="solid" draw:fill-color="#ffffff" fo:min-height="2.971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6" style:family="graphic" style:parent-style-name="Solution_20_User_20_Box" style:list-style-name="L2">
      <style:graphic-properties draw:fill="solid" draw:fill-color="#ffffff" fo:min-height="2.971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svg:stroke-linecap="butt" draw:fill="none" draw:fill-color="#2a6099" loext:fill-use-slide-background="false" draw:textarea-horizontal-align="justify" draw:textarea-vertical-align="top" draw:auto-grow-height="false" fo:min-height="9.929cm" fo:min-width="12.863cm" style:writing-mode="lr-tb" loext:decorative="false"/>
      <style:paragraph-properties style:writing-mode="lr-tb"/>
    </style:style>
    <style:style style:name="gr8" style:family="graphic" style:parent-style-name="Solution_20_User_20_Box" style:list-style-name="L2">
      <style:graphic-properties draw:fill="solid" draw:fill-color="#ffffff" fo:min-height="2.271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9" style:family="graphic" style:parent-style-name="Solution_20_User_20_Box" style:list-style-name="L2">
      <style:graphic-properties draw:fill="solid" draw:fill-color="#ffffff" fo:min-height="2.316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10" style:family="graphic" style:parent-style-name="Solution_20_User_20_Box" style:list-style-name="L2">
      <style:graphic-properties draw:fill="solid" draw:fill-color="#ffffff" fo:min-height="2.316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11" style:family="graphic" style:parent-style-name="Solution_20_User_20_Box" style:list-style-name="L2">
      <style:graphic-properties draw:fill="solid" draw:fill-color="#ffffff" fo:min-height="2.971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12" style:family="graphic" style:parent-style-name="Solution_20_User_20_Box" style:list-style-name="L2">
      <style:graphic-properties draw:fill="solid" draw:fill-color="#ffffff" fo:min-height="2.971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13" style:family="graphic" style:parent-style-name="Solution_20_User_20_Box" style:list-style-name="L2">
      <style:graphic-properties draw:fill="solid" draw:fill-color="#ffffff" fo:min-height="2.336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14" style:family="graphic" style:parent-style-name="Solution_20_User_20_Box" style:list-style-name="L2">
      <style:graphic-properties draw:fill="solid" draw:fill-color="#ffffff" fo:min-height="2.336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2.04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5eb91e" draw:textarea-horizontal-align="justify" draw:textarea-vertical-align="middle" draw:auto-grow-height="false" fo:min-height="0.703cm" fo:min-width="2.04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loext:graphic-properties draw:fill="solid" draw:fill-color="#729fcf"/>
      <style:paragraph-properties fo:text-align="center" style:writing-mode="lr-tb"/>
      <style:text-properties fo:color="#ffffff" loext:opacity="100%"/>
    </style:style>
    <style:style style:name="P3" style:family="paragraph">
      <style:paragraph-properties fo:margin-left="0cm" fo:margin-right="0cm" fo:text-align="start" fo:text-indent="0cm"/>
      <style:text-properties fo:color="#000000" loext:opacity="100%" fo:font-size="10pt" fo:hyphenate="false" loext:hyphenation-no-caps="false" loext:hyphenation-no-last-word="false"/>
    </style:style>
    <style:style style:name="P4" style:family="paragraph">
      <loext:graphic-properties draw:fill="solid" draw:fill-color="#ffffff"/>
      <style:paragraph-properties fo:margin-left="0cm" fo:margin-right="0cm" fo:text-align="start" fo:text-indent="0cm" style:writing-mode="lr-tb"/>
      <style:text-properties fo:color="#000000" loext:opacity="100%" fo:font-size="10pt" fo:hyphenate="false" loext:hyphenation-no-caps="false" loext:hyphenation-no-last-word="false"/>
    </style:style>
    <style:style style:name="P5" style:family="paragraph">
      <style:paragraph-properties fo:margin-top="0cm" fo:margin-bottom="0.152cm"/>
    </style:style>
    <style:style style:name="P6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7" style:family="paragraph">
      <loext:graphic-properties draw:fill="solid" draw:fill-color="#77bc65"/>
      <style:paragraph-properties fo:text-align="center" style:writing-mode="lr-tb"/>
      <style:text-properties fo:color="#ffffff" loext:opacity="100%"/>
    </style:style>
    <style:style style:name="P8" style:family="paragraph">
      <style:paragraph-properties fo:text-align="start"/>
      <style:text-properties fo:font-size="14pt"/>
    </style:style>
    <style:style style:name="P9" style:family="paragraph">
      <loext:graphic-properties draw:fill="none" draw:fill-color="#2a6099"/>
      <style:paragraph-properties fo:text-align="start" style:writing-mode="lr-tb"/>
      <style:text-properties fo:font-size="14pt"/>
    </style:style>
    <style:style style:name="P10" style:family="paragraph">
      <style:paragraph-properties fo:text-align="center"/>
      <style:text-properties fo:color="#ffffff" loext:opacity="100%" fo:font-size="14pt"/>
    </style:style>
    <style:style style:name="P11" style:family="paragraph">
      <style:paragraph-properties fo:text-align="center" style:writing-mode="lr-tb"/>
      <style:text-properties fo:color="#ffffff" loext:opacity="100%" fo:font-size="14pt"/>
    </style:style>
    <style:style style:name="P12" style:family="paragraph">
      <loext:graphic-properties draw:fill-color="#5eb91e"/>
      <style:paragraph-properties fo:text-align="center" style:writing-mode="lr-tb"/>
      <style:text-properties fo:color="#ffffff" loext:opacity="100%" fo:font-size="14pt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4pt"/>
    </style:style>
    <style:style style:name="T6" style:family="text">
      <style:text-properties fo:color="#ffffff" loext:opacity="100%" fo:font-size="8pt"/>
    </style:style>
    <style:style style:name="T7" style:family="text">
      <style:text-properties fo:color="#ffffff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47cm" svg:height="0.992cm" svg:x="3.405cm" svg:y="4.025cm">
          <text:p text:style-name="P1"><text:span text:style-name="T1">Activation Team Me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247cm" svg:height="2.435cm" svg:x="3.405cm" svg:y="4.997cm">
          <text:list text:style-name="L2">
            <text:list-item>
              <text:p text:style-name="P3"><text:span text:style-name="T2">Receive Disaster Notifications</text:span></text:p>
            </text:list-item>
            <text:list-item>
              <text:p text:style-name="P3"><text:span text:style-name="T2">Plan and Track Response</text:span></text:p>
            </text:list-item>
            <text:list-item>
              <text:p text:style-name="P3"><text:span text:style-name="T2">Launch Mapping Project</text:span></text:p>
            </text:list-item>
            <text:list-item>
              <text:p text:style-name="P3"><text:span text:style-name="T2">Highlight Mapping Area of Interes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6.667cm" svg:height="2.274cm" svg:x="1cm" svg:y="1cm">
          <draw:text-box>
            <text:p text:style-name="P5"><text:span text:style-name="T3">Solution User View</text:span></text:p>
            <text:p text:style-name="P5"><text:span text:style-name="T4">HOT Overarching Architecture</text:span></text:p>
            <text:p text:style-name="P5"><text:span text:style-name="T3">28-Dec-2023 v1.1.0</text:span></text:p>
          </draw:text-box>
        </draw:frame>
        <draw:custom-shape draw:style-name="gr4" draw:text-style-name="P7" draw:layer="layout" svg:width="6.247cm" svg:height="0.992cm" svg:x="13.543cm" svg:y="5.425cm">
          <text:p text:style-name="P1"><text:span text:style-name="T1">M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247cm" svg:height="3.175cm" svg:x="13.543cm" svg:y="6.397cm">
          <text:list text:style-name="L2">
            <text:list-item>
              <text:p text:style-name="P3"><text:span text:style-name="T2">Select Tasks</text:span></text:p>
            </text:list-item>
            <text:list-item>
              <text:p text:style-name="P3"><text:span text:style-name="T2">Complete Tasks</text:span></text:p>
            </text:list-item>
            <text:list-item>
              <text:p text:style-name="P3"><text:span text:style-name="T2">Launch Map Edito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.247cm" svg:height="0.992cm" svg:x="20.16cm" svg:y="5.425cm">
          <text:p text:style-name="P1"><text:span text:style-name="T1">Valid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6.247cm" svg:height="3.175cm" svg:x="20.16cm" svg:y="6.397cm">
          <text:list text:style-name="L2">
            <text:list-item>
              <text:p text:style-name="P3"><text:span text:style-name="T2">Selects Task</text:span></text:p>
            </text:list-item>
            <text:list-item>
              <text:p text:style-name="P3"><text:span text:style-name="T2">Completes Tasks</text:span></text:p>
            </text:list-item>
            <text:list-item>
              <text:p text:style-name="P3"><text:span text:style-name="T2">Approves Map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3.363cm" svg:height="10.179cm" svg:x="13.382cm" svg:y="4.473cm">
          <text:p text:style-name="P8"><text:span text:style-name="T5">Volunte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47cm" svg:height="0.992cm" svg:x="3.408cm" svg:y="7.73cm">
          <text:p text:style-name="P1"><text:span text:style-name="T1">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6.247cm" svg:height="2.475cm" svg:x="3.408cm" svg:y="8.702cm">
          <text:list text:style-name="L2">
            <text:list-item>
              <text:p text:style-name="P3"><text:span text:style-name="T2">Convert Data Between Formats</text:span></text:p>
            </text:list-item>
            <text:list-item>
              <text:p text:style-name="P3"><text:span text:style-name="T2">Export Data to Data Sharing Partners</text:span></text:p>
              <text:p text:style-name="P3"><text:span text:style-name="T2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247cm" svg:height="0.992cm" svg:x="3.403cm" svg:y="11.56cm">
          <text:p text:style-name="P1"><text:span text:style-name="T1">Partners T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6.247cm" svg:height="2.52cm" svg:x="3.403cm" svg:y="12.532cm">
          <text:list text:style-name="L2">
            <text:list-item>
              <text:p text:style-name="P3"><text:span text:style-name="T2">Engage Partners</text:span></text:p>
            </text:list-item>
            <text:list-item>
              <text:p text:style-name="P3"><text:span text:style-name="T2">Manage and Report on Donation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247cm" svg:height="0.992cm" svg:x="3.403cm" svg:y="15.353cm">
          <text:p text:style-name="P1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6.247cm" svg:height="2.52cm" svg:x="3.403cm" svg:y="16.325cm">
          <text:list text:style-name="L2">
            <text:list-item>
              <text:p text:style-name="P3"><text:span text:style-name="T2">Build Tools</text:span></text:p>
            </text:list-item>
            <text:list-item>
              <text:p text:style-name="P3"><text:span text:style-name="T2">Support Tool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.247cm" svg:height="0.992cm" svg:x="13.585cm" svg:y="10.207cm">
          <text:p text:style-name="P1"><text:span text:style-name="T1">Field Mapper Project Mg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6.247cm" svg:height="3.175cm" svg:x="13.585cm" svg:y="11.179cm">
          <text:list text:style-name="L2">
            <text:list-item>
              <text:p text:style-name="P3"><text:span text:style-name="T2">Launch Mapping Project</text:span></text:p>
            </text:list-item>
            <text:list-item>
              <text:p text:style-name="P3"><text:span text:style-name="T2">Highlight Mapping Area of Interest</text:span></text:p>
            </text:list-item>
            <text:list-item>
              <text:p text:style-name="P3"><text:span text:style-name="T2">Split Tasks by Feature</text:span></text:p>
            </text:list-item>
            <text:list-item>
              <text:p text:style-name="P3"><text:span text:style-name="T2">Manually Adjust Task Size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.247cm" svg:height="0.992cm" svg:x="20.153cm" svg:y="10.207cm">
          <text:p text:style-name="P1"><text:span text:style-name="T1">Field M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247cm" svg:height="3.175cm" svg:x="20.153cm" svg:y="11.179cm">
          <text:list text:style-name="L2">
            <text:list-item>
              <text:p text:style-name="P3"><text:span text:style-name="T2">Uses QR Code to Load Task Assignment</text:span></text:p>
            </text:list-item>
            <text:list-item>
              <text:p text:style-name="P3"><text:span text:style-name="T2">Load Parameters into Mobile Mapping App</text:span></text:p>
            </text:list-item>
            <text:list-item>
              <text:p text:style-name="P3"><text:span text:style-name="T2">Map Roads and Buildings</text:span></text:p>
            </text:list-item>
            <text:list-item>
              <text:p text:style-name="P3"><text:span text:style-name="T2">Capture Building Inform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.247cm" svg:height="0.992cm" svg:x="13.168cm" svg:y="15.268cm">
          <text:p text:style-name="P1"><text:span text:style-name="T1">Partners </text:span><text:span text:style-name="T6">Red Cross, US Aid,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6.247cm" svg:height="2.54cm" svg:x="13.168cm" svg:y="16.24cm">
          <text:list text:style-name="L2">
            <text:list-item>
              <text:p text:style-name="P3"><text:span text:style-name="T2">Fund Programs</text:span></text:p>
            </text:list-item>
            <text:list-item>
              <text:p text:style-name="P3"><text:span text:style-name="T2">Extract Dat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.247cm" svg:height="0.992cm" svg:x="20.168cm" svg:y="15.268cm">
          <text:p text:style-name="P1"><text:span text:style-name="T1">Any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6.247cm" svg:height="2.54cm" svg:x="20.168cm" svg:y="16.24cm">
          <text:list text:style-name="L2">
            <text:list-item>
              <text:p text:style-name="P3"><text:span text:style-name="T2">Extract Dat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2.54cm" svg:height="0.953cm" svg:x="20.367cm" svg:y="1.317cm">
          <text:p text:style-name="P10"><text:span text:style-name="T7">Intern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54cm" svg:height="0.953cm" svg:x="23.225cm" svg:y="1.317cm">
          <text:p text:style-name="P10"><text:span text:style-name="T7">Externa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lution_20_User_20_Box" style:display-name="Solution User Box" style:family="graphic" style:parent-style-name="Text">
      <style:graphic-properties draw:auto-grow-height="false" fo:wrap-option="wrap"/>
      <style:text-properties fo:font-size="14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20:36.084194556</meta:creation-date>
    <dc:date>2023-12-29T09:34:56.106943625</dc:date>
    <meta:editing-duration>PT59M57S</meta:editing-duration>
    <meta:editing-cycles>6</meta:editing-cycles>
    <meta:generator>LibreOffice/7.6.2.1$MacOSX_AARCH64 LibreOffice_project/56f7684011345957bbf33a7ee678afaf4d2ba333</meta:generator>
    <meta:document-statistic meta:object-count="24"/>
  </office:meta>
</office:document-meta>
</file>